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7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 CTQ</text:p>
      <text:p text:style-name="Standard"/>
      <text:p text:style-name="Standard">Le CTQ (Childhood Trauma Questionnaire) est un questionnaire développé par Bernstein et al. (1994) qui comprend 70 items avec une échelle de type Likert en cinq choix de réponse (de 1 = « jamais vrai » à 5 = « très souvent vrai »). </text:p>
      <text:p text:style-name="Standard">Les analyses de Bernstein et al. (1994) auprès d’un échantillon de 286 patients ayant un problème de dépendance à l’alcool ou à la drogue ont d’abord permis de dégager quatre facteurs, <text:s/>soit l’abus physique et émotionnel, la négligence émotionnelle, la négligence physique et l’abus sexuel. Par la suite, Bernstein et al. (1997) ont validé le CTQ avec une population de 398 patients adolescents psychiatrisés âgés de 12 à 17 ans. Cette étude a permis de séparer l’abus émotionnel de l’abus physique et de mettre ainsi en évidence la présence de cinq facteurs qui expliquent 55 % de la variance totale. </text:p>
      <text:p text:style-name="Standard"/>
      <text:p text:style-name="Standard"/>
      <text:p text:style-name="Standard">L’abus émotionnel renvoie à des attaques verbales concernant la valeur de l’enfant en tant que personne ou son sentiment de bien-être ainsi qu’à tout comportement humiliant, abaissant ou menaçant dirigé vers l’enfant par une personne plus âgée. </text:p>
      <text:p text:style-name="Standard"/>
      <text:p text:style-name="Standard">L’abus physique renvoie à des attaques physiques dirigées vers l’enfant par une personne plus âgée, attaques impliquant des blessures ou un risque de blessure. </text:p>
      <text:p text:style-name="Standard"/>
      <text:p text:style-name="Standard">L’abus sexuel se rapporte à des contacts ou à des comportements de nature sexuelle entre un enfant et une personne plus âgée ; le fait de contraindre explicitement l’enfant est un élément fréquent mais non essentiel de ce type d’abus. </text:p>
      <text:p text:style-name="Standard"/>
      <text:p text:style-name="Standard">La négligence émotionnelle réfère à des situations où les personnes qui prennent soin de l’enfant ne répondent pas adéquatement à ses besoins psychologiques et affectifs de base, notamment l’amour, l’encouragement, le sentiment d’appartenance et le support. </text:p>
      <text:p text:style-name="Standard"/>
      <text:p text:style-name="Standard">La négligence physique réfère à des situations où les personnes qui prennent soin de l’enfant ne répondent pas adéquatement à ses besoins physiques, incluant le fait de nourrir, d’abriter, de superviser et de veiller à la santé et à la sécurité de l’enfant </text:p>
      <text:p text:style-name="Standard"/>
      <text:p text:style-name="Standard"/>
      <text:p text:style-name="Standard">Item du CTQ</text:p>
      <text:p text:style-name="Standard"/>
      <text:p text:style-name="Standard">Liste des items du CTQ N.B. Le chiffre entre parenthèses correspond au point de coupure des experts (après le recodage lorsque le score factoriel des items est négatif : voir tableau </text:p>
      <text:p text:style-name="Standard">1. Il y avait quelqu’un dans ma famille à qui je pouvais confier mes problèmes. (3)</text:p>
      <text:p text:style-name="Standard">2. J’étais critiqué(e) par les membres de ma famille. (4) </text:p>
      <text:p text:style-name="Standard">3. J’ai manqué de nourriture. (3) </text:p>
      <text:p text:style-name="Standard">4. Les membres de ma famille avaient confiance en moi et m’encourageaient dans mes projets. (1) </text:p>
      <text:p text:style-name="Standard">5. J’ai été frappé(e) et/ou battu(e) par quelqu’un de ma famille. (3) </text:p>
      <text:p text:style-name="Standard">6. J’ai dû subvenir à mes propres besoins car il n’y avait personne d’autre pour le faire. (3) </text:p>
      <text:p text:style-name="Standard">7. Il y avait beaucoup de disputes et de batailles entre les membres de ma famille. (4) </text:p>
      <text:p text:style-name="Standard">8. J’ai vécu en foyer de groupe et/ou en famille d’accueil. (4) </text:p>
      <text:p text:style-name="Standard">9, Il y avait quelqu’un pour prendre soin de moi et me protéger. (2)</text:p>
      <text:p text:style-name="Standard">10. Il y avait une personne autre qu’un membre de ma famille (un professeur ou un voisin) qui était comme un parent pour moi. </text:p>
      <text:p text:style-name="Standard">11. Un membre de ma famille hurlait ou criait après moi. (3) </text:p>
      <text:p text:style-name="Standard">12. J’ai vu ma mère ou l’un de mes frères ou sœurs se faire frapper ou battre. (3) </text:p>
      <text:p text:style-name="Standard">13. Il y avait quelqu’un qui voyait à mon départ pour l’école si je n’étais pas malade. </text:p>
      <text:p text:style-name="Standard"><text:soft-page-break/>14. Les membres de ma famille me traitaient de « stupide », « paresseux (se) » ou « laid(e) ». (4) </text:p>
      <text:p text:style-name="Standard">15. J’ai traîné dans les rues dès l’adolescence ou même plus jeune. (4) </text:p>
      <text:p text:style-name="Standard">16. Il y avait un membre de ma famille que j’admirais et à qui je voulais ressembler. (3)</text:p>
      <text:p text:style-name="Standard">17. Mes parents étaient trop ivres ou drogués pour prendre soin des enfants. (3) </text:p>
      <text:p text:style-name="Standard">18. J’ai rarement eu l’amour et l’attention dont j’avais besoin. (3) </text:p>
      <text:p text:style-name="Standard">19. Les membres de ma famille ont eu des ennuis avec les policiers. </text:p>
      <text:p text:style-name="Standard">20. Il y a eu un membre de ma famille qui m’a aidé à avoir une bonne estime de moi. (3) </text:p>
      <text:p text:style-name="Standard">21. J’ai dû me protéger contre un membre de ma famille en me battant, me cachant ou me sauvant. (2) </text:p>
      <text:p text:style-name="Standard">22. Il y avait quelqu’un dans ma famille qui désirait me voir réussir. (2) </text:p>
      <text:p text:style-name="Standard">23. J’ai dû porter des vêtements sales. (4) </text:p>
      <text:p text:style-name="Standard">24. J’ai vécu dans plusieurs familles (famille élargie ou famille d’accueil). (4) </text:p>
      <text:p text:style-name="Standard">25. Je croyais qu’un de mes frères ou qu’une de mes sœurs était maltraité(e). </text:p>
      <text:p text:style-name="Standard">26. Je me sentais aimé(e). (3) </text:p>
      <text:p text:style-name="Standard">27. Les ami(e) s que je fréquentais étaient comme ma « vraie famille ». </text:p>
      <text:p text:style-name="Standard">28. Mon père (beau-père) était rarement présent à la maison. </text:p>
      <text:p text:style-name="Standard">29. Mes parents nous traitaient tous également. (3) </text:p>
      <text:p text:style-name="Standard">30. J’ai eu le sentiment que mes parents n’avaient pas désiré ma naissance. (3) </text:p>
      <text:p text:style-name="Standard">31. J’ai été frappé(e) par un membre de ma famille à un point tel que j’ai dû consulter un médecin ou être hospitalisé(e). (2) </text:p>
      <text:p text:style-name="Standard">32. Il y avait un membre de ma famille qui voyait à ce que je sois hors de danger. (2) </text:p>
      <text:p text:style-name="Standard">33. J’ai été battu(e) par les membres de ma famille au point d’en avoir des bleus ou des marques. (2) </text:p>
      <text:p text:style-name="Standard">34. J’ai fait partie d’un « gang ». </text:p>
      <text:p text:style-name="Standard">35. Les punitions que j’ai reçues me semblaient justes. </text:p>
      <text:p text:style-name="Standard">36. J’ai eu des relations sexuelles avec un adulte ou quelqu’un de beaucoup plus vieux que moi (au moins 5 ans de plus que moi). (2) </text:p>
      <text:p text:style-name="Standard">37. Il y avait quelqu’un de plus âgé que moi (un professeur ou un parent) qui m’a servi de modèle positif. (3) </text:p>
      <text:p text:style-name="Standard">38. J’ai été battu(e) avec une ceinture, un bâton ou une corde (ou tout autre objet dur). (2) </text:p>
      <text:p text:style-name="Standard"><text:s/>39. Il n’y avait rien que j’aurais voulu changer dans ma famille. </text:p>
      <text:p text:style-name="Standard">40. Les membres de ma famille se soûlaient et/ou se droguaient. </text:p>
      <text:p text:style-name="Standard">41. Il y avait beaucoup d’entraide entre les membres de ma famille. (3) </text:p>
      <text:p text:style-name="Standard">42. Mes parents se sont séparés et/ou divorcés. </text:p>
      <text:p text:style-name="Standard">43. Mes parents me disaient des choses blessantes et/ou insultantes. (3) </text:p>
      <text:p text:style-name="Standard">44. Je me croyais abusé(e) physiquement. 45. Mes parents essayaient de me tenir éloigné(e) des gens pouvant avoir une mauvaise influence. (3) </text:p>
      <text:p text:style-name="Standard">46. Il y avait un adulte ou toute autre personne responsable à la maison lorsque j’y étais. </text:p>
      <text:p text:style-name="Standard">47. J’ai été battu(e) au point qu’un professeur, un voisin ou un médecin s’en soit aperçu. (2) </text:p>
      <text:p text:style-name="Standard">48. Il y avait un membre de ma famille qui semblait perdre le contrôle de lui-même. </text:p>
      <text:p text:style-name="Standard">49. Les membres de ma famille m’encourageaient à poursuivre mes études. (2) </text:p>
      <text:p text:style-name="Standard">50. Je passais du temps à l’extérieur de la maison sans que personne ne sache où j’étais. (4) </text:p>
      <text:p text:style-name="Standard">51. Les punitions que j’ai reçues me semblaient cruelles. (3) </text:p>
      <text:p text:style-name="Standard">52. Je sentais qu’il y avait un membre de ma famille qui me haïssait. (3) </text:p>
      <text:p text:style-name="Standard">53. Les membres de ma famille étaient proches les uns des autres. (4) </text:p>
      <text:p text:style-name="Standard">54. Quelqu’un a tenté de me faire des attouchements sexuels ou tenté de m’amener à poser de tels gestes. (2) </text:p>
      <text:p text:style-name="Standard">55. J’ai été bousculé(e) par les membres de ma famille. </text:p>
      <text:p text:style-name="Standard">56. Il y avait assez de nourriture pour chacun. (3) </text:p>
      <text:p text:style-name="Standard">57. Les membres de ma famille avaient tous certaines tâches à accomplir. </text:p>
      <text:p text:style-name="Standard">58. Un membre de ma famille me menaçait de blessures ou de mentir sur mon compte afin que j’aie des contacts sexuels avec lui/elle. (2) </text:p>
      <text:p text:style-name="Standard"><text:soft-page-break/>59. J’ai grandi dans un entourage idéal. </text:p>
      <text:p text:style-name="Standard">60. J’avais peur d’être blessé(e) par un membre de ma famille. (3) </text:p>
      <text:p text:style-name="Standard">61. Quelqu’un a essayé de me faire poser des gestes sexuels ou de me faire voir des choses sexuelles. (2) </text:p>
      <text:p text:style-name="Standard">62. Il y avait quelqu’un de ma famille qui croyait en moi. (3) </text:p>
      <text:p text:style-name="Standard">63. J’ai été maltraité(e). (3) 64. Je croyais être abusé(e) émotionnellement. (3) </text:p>
      <text:p text:style-name="Standard">65. Les membres de ma famille ne semblaient pas savoir ou se foutaient de ce que je faisais. (3) </text:p>
      <text:p text:style-name="Standard">66. Il y avait quelqu’un pour m’amener consulter un médecin lorsque nécessaire. (2) </text:p>
      <text:p text:style-name="Standard">67. J’avais la meilleure famille au monde. </text:p>
      <text:p text:style-name="Standard">68. Les membres de ma famille avaient des secrets dont je ne pouvais parler à personne. (3) </text:p>
      <text:p text:style-name="Standard">69. Je croyais être abusé(e) sexuellement. (3) </text:p>
      <text:p text:style-name="Standard">70, Ma famille était source de force et de support. (3)</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assima Beddar</meta:initial-creator>
    <meta:creation-date>2020-04-23T14:32:25.39</meta:creation-date>
    <dc:date>2020-04-23T14:48:23.09</dc:date>
    <dc:creator>Nassima Beddar</dc:creator>
    <meta:editing-duration>PT16M3S</meta:editing-duration>
    <meta:editing-cycles>3</meta:editing-cycles>
    <meta:generator>OpenOffice/4.1.7$Win32 OpenOffice.org_project/417m1$Build-9800</meta:generator>
    <meta:document-statistic meta:table-count="0" meta:image-count="0" meta:object-count="0" meta:page-count="3" meta:paragraph-count="78" meta:word-count="1406" meta:character-count="7761"/>
  </office:meta>
</office:document-meta>
</file>